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sfmono-regular" svg:font-family="sfmono-regular, Consolas, 'liberation mono', Menlo, Courier, monospace"/>
    <style:font-face style:name="var font-stack-heading" svg:font-family="'var font-stack-heading'"/>
    <style:font-face style:name="var font-stack-text" svg:font-family="'var font-stack-text'"/>
  </office:font-face-decls>
  <office:automatic-styles>
    <style:style style:name="P1" style:family="paragraph" style:parent-style-name="Heading_20_2">
      <style:paragraph-properties fo:margin-left="0in" fo:margin-right="0in" fo:margin-top="0in" fo:margin-bottom="0in" style:contextual-spacing="false" fo:line-height="120%" fo:text-align="center" style:justify-single-word="false" fo:orphans="60" fo:text-indent="0in" style:auto-text-indent="false" fo:padding="0in" fo:border="none"/>
      <style:text-properties fo:color="#ffffff" loext:opacity="100%" style:font-name="var font-stack-heading" fo:letter-spacing="normal" fo:font-weight="bold"/>
    </style:style>
    <style:style style:name="P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ffffff" loext:opacity="100%" loext:padding="0in" loext:border="none"/>
    </style:style>
    <style:style style:name="P3" style:family="paragraph" style:parent-style-name="Heading_20_2">
      <style:paragraph-properties fo:margin-left="0in" fo:margin-right="0in" fo:margin-top="0in" fo:margin-bottom="0in" style:contextual-spacing="false" fo:line-height="120%" fo:orphans="60" fo:widows="2" fo:text-indent="0in" style:auto-text-indent="false" fo:padding="0in" fo:border="none"/>
      <style:text-properties fo:font-variant="normal" fo:text-transform="none" fo:color="#2d2f31" loext:opacity="100%" style:font-name="var font-stack-heading" fo:font-size="12pt" fo:letter-spacing="normal" fo:font-style="normal" fo:font-weight="bold" fo:background-color="#ffffff" loext:padding="0in" loext:border="none"/>
    </style:style>
    <style:style style:name="P4" style:family="paragraph" style:parent-style-name="Text_20_body">
      <style:paragraph-properties fo:margin-left="0in" fo:margin-right="0in" fo:margin-top="0in" fo:margin-bottom="0in" style:contextual-spacing="false" fo:line-height="120%" fo:orphans="69" fo:widows="2" fo:text-indent="0in" style:auto-text-indent="false"/>
      <style:text-properties fo:font-variant="normal" fo:text-transform="none" fo:color="#2d2f31" loext:opacity="100%" style:font-name="var font-stack-heading" fo:font-size="12pt" fo:letter-spacing="normal" fo:font-style="normal" fo:font-weight="bold" fo:background-color="#ffffff" loext:padding="0in" loext:border="none"/>
    </style:style>
    <style:style style:name="P5" style:family="paragraph" style:parent-style-name="Text_20_body">
      <style:paragraph-properties fo:margin-left="0in" fo:margin-right="0in" fo:margin-top="0in" fo:margin-bottom="0in" style:contextual-spacing="false" fo:orphans="69" fo:widows="2" fo:text-indent="0in" style:auto-text-indent="false" fo:padding="0in" fo:border="none"/>
      <style:text-properties fo:font-variant="normal" fo:text-transform="none" fo:color="#2d2f31" loext:opacity="100%" style:font-name="Udemy Sans" fo:font-size="12pt" fo:letter-spacing="normal" fo:font-style="normal" fo:font-weight="normal" fo:background-color="#ffffff" loext:padding="0in" loext:border="none"/>
    </style:style>
    <style:style style:name="P6" style:family="paragraph" style:parent-style-name="Preformatted_20_Text">
      <style:paragraph-properties fo:margin-left="0in" fo:margin-right="0in" fo:margin-top="0in" fo:margin-bottom="0in" style:contextual-spacing="false" fo:orphans="69" fo:widows="2" fo:text-indent="0in" style:auto-text-indent="false" fo:padding="0in" fo:border="none"/>
      <style:text-properties fo:font-variant="normal" fo:text-transform="none" fo:color="#2d2f31" loext:opacity="100%" style:font-name="sfmono-regular" fo:font-size="12pt" fo:letter-spacing="normal" fo:font-style="normal" fo:font-weight="normal" fo:background-color="#ffffff" loext:padding="0in" loext:border="none"/>
    </style:style>
    <style:style style:name="P7" style:family="paragraph" style:parent-style-name="Text_20_body">
      <style:paragraph-properties fo:margin-left="0in" fo:margin-right="0in" fo:margin-top="0in" fo:margin-bottom="0in" style:contextual-spacing="false" fo:line-height="140%" fo:orphans="69" fo:widows="2" fo:text-indent="0in" style:auto-text-indent="false"/>
      <style:text-properties fo:font-variant="normal" fo:text-transform="none" fo:color="#2d2f31" loext:opacity="100%" style:font-name="var font-stack-text" fo:font-size="12pt" fo:letter-spacing="normal" fo:font-style="normal" fo:font-weight="normal" fo:background-color="#ffffff" loext:padding="0in" loext:border="none"/>
    </style:style>
    <style:style style:name="P8" style:family="paragraph" style:parent-style-name="Text_20_body">
      <style:paragraph-properties fo:margin-left="0in" fo:margin-right="0in" fo:margin-top="0in" fo:margin-bottom="0in" style:contextual-spacing="false" fo:orphans="69" fo:widows="2" fo:text-indent="0in" style:auto-text-indent="false"/>
      <style:text-properties fo:font-variant="normal" fo:text-transform="none" fo:color="#2d2f31" loext:opacity="100%" fo:letter-spacing="normal" fo:background-color="#ffffff"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Udemy Sans" fo:font-size="12pt" fo:letter-spacing="normal" fo:font-style="normal" fo:font-weight="normal" fo:background-color="#2d2f31" loext:padding="0in" loext:border="none"/>
    </style:style>
    <style:style style:name="P10" style:family="paragraph" style:parent-style-name="Heading_20_3">
      <style:paragraph-properties fo:margin-left="0in" fo:margin-right="0in" fo:margin-top="0in" fo:margin-bottom="0in" style:contextual-spacing="false" fo:line-height="120%" fo:text-align="start" style:justify-single-word="false" fo:orphans="2" fo:widows="2" fo:text-indent="0in" style:auto-text-indent="false" fo:padding="0in" fo:border="none"/>
      <style:text-properties fo:color="#2d2f31" loext:opacity="100%" style:font-name="var font-stack-heading" fo:letter-spacing="normal" fo:font-weight="normal" fo:background-color="#f7f9fa" loext:padding="0in" loext:border="none"/>
    </style:style>
    <style:style style:name="P11" style:family="paragraph" style:parent-style-name="Heading_20_3">
      <style:paragraph-properties fo:margin-left="0in" fo:margin-right="0in" fo:margin-top="0in" fo:margin-bottom="0in" style:contextual-spacing="false" fo:line-height="120%" fo:text-align="start" style:justify-single-word="false" fo:orphans="2" fo:widows="2" fo:text-indent="0in" style:auto-text-indent="false" fo:padding="0in" fo:border="none"/>
    </style:style>
    <style:style style:name="P12" style:family="paragraph" style:parent-style-name="Text_20_body">
      <style:paragraph-properties fo:margin-left="0in" fo:margin-right="0in" fo:margin-top="0in" fo:margin-bottom="0in" style:contextual-spacing="false" fo:orphans="40" fo:text-indent="0in" style:auto-text-indent="false"/>
      <style:text-properties fo:background-color="#ffffff" loext:padding="0in" loext:border="none"/>
    </style:style>
    <style:style style:name="P13" style:family="paragraph" style:parent-style-name="Text_20_body">
      <style:paragraph-properties fo:margin-left="0in" fo:margin-right="0in" fo:margin-top="0in" fo:margin-bottom="0in" style:contextual-spacing="false" fo:orphans="40" fo:text-indent="0in" style:auto-text-indent="false"/>
    </style:style>
    <style:style style:name="P14" style:family="paragraph" style:parent-style-name="Text_20_body">
      <style:paragraph-properties fo:margin-left="0in" fo:margin-right="0in" fo:margin-top="0in" fo:margin-bottom="0in" style:contextual-spacing="false" fo:orphans="69" fo:widows="2" fo:text-indent="0in" style:auto-text-indent="false" fo:padding="0in" fo:border="none"/>
    </style:style>
    <style:style style:name="P15" style:family="paragraph" style:parent-style-name="Heading_20_3">
      <style:paragraph-properties fo:margin-left="0in" fo:margin-right="0in" fo:margin-top="0in" fo:margin-bottom="0in" style:contextual-spacing="false" fo:line-height="120%" fo:text-align="start" style:justify-single-word="false" fo:orphans="2" fo:widows="2" fo:text-indent="0in" style:auto-text-indent="false" fo:padding="0in" fo:border="none"/>
      <style:text-properties fo:font-variant="normal" fo:text-transform="none" fo:color="#2d2f31" loext:opacity="100%" style:font-name="var font-stack-heading" fo:font-size="12pt" fo:letter-spacing="normal" fo:font-style="normal" fo:font-weight="bold" fo:background-color="#ffffff" loext:padding="0in" loext:border="none"/>
    </style:style>
    <style:style style:name="P16" style:family="paragraph" style:parent-style-name="Heading_20_3">
      <style:paragraph-properties fo:margin-left="0in" fo:margin-right="0in" fo:margin-top="0in" fo:margin-bottom="0in" style:contextual-spacing="false" fo:line-height="120%" fo:text-align="start" style:justify-single-word="false" fo:orphans="2" fo:widows="2" fo:text-indent="0in" style:auto-text-indent="false" fo:padding="0in" fo:border="none"/>
      <style:text-properties fo:color="#2d2f31" loext:opacity="100%" style:font-name="var font-stack-heading" fo:letter-spacing="normal" fo:font-weight="normal" fo:background-color="#f7f9fa" loext:padding="0in" loext:border="none"/>
    </style:style>
    <style:style style:name="P17" style:family="paragraph" style:parent-style-name="Text_20_body">
      <style:paragraph-properties fo:margin-left="0in" fo:margin-right="0in" fo:margin-top="0in" fo:margin-bottom="0in" style:contextual-spacing="false" fo:orphans="40" fo:text-indent="0in" style:auto-text-indent="false"/>
    </style:style>
    <style:style style:name="P18" style:family="paragraph" style:parent-style-name="Text_20_body">
      <style:paragraph-properties fo:margin-left="0in" fo:margin-right="0in" fo:margin-top="0in" fo:margin-bottom="0in" style:contextual-spacing="false" fo:line-height="120%" fo:orphans="69" fo:widows="2" fo:text-indent="0in" style:auto-text-indent="false"/>
      <style:text-properties fo:font-variant="normal" fo:text-transform="none" fo:color="#2d2f31" loext:opacity="100%" style:font-name="var font-stack-heading" fo:font-size="12pt" fo:letter-spacing="normal" fo:font-style="normal" fo:font-weight="bold" fo:background-color="#ffffff" loext:padding="0in" loext:border="none"/>
    </style:style>
    <style:style style:name="T1" style:family="text">
      <style:text-properties fo:font-variant="normal" fo:text-transform="none" fo:color="#2d2f31" loext:opacity="100%" style:font-name="Udemy Sans" fo:font-size="12pt" fo:letter-spacing="normal" fo:font-style="normal" fo:font-weight="normal" fo:background-color="#ffffff" loext:char-shading-value="0" loext:padding="0in" loext:border="none"/>
    </style:style>
    <style:style style:name="T2" style:family="text">
      <style:text-properties fo:font-variant="normal" fo:text-transform="none" fo:color="#5022c3" loext:opacity="100%" style:font-name="Udemy Sans" fo:font-size="12pt" fo:letter-spacing="normal" fo:font-style="normal" style:text-underline-style="solid" style:text-underline-width="auto" style:text-underline-color="font-color" fo:font-weight="normal" fo:background-color="#ffffff" loext:char-shading-value="0" loext:padding="0in" loext:border="none"/>
    </style:style>
    <style:style style:name="T3" style:family="text">
      <style:text-properties fo:font-variant="normal" fo:text-transform="none" fo:color="#ffffff" loext:opacity="100%" style:text-line-through-style="none" style:text-line-through-type="none" style:font-name="var font-stack-text" fo:font-size="12pt" fo:letter-spacing="normal" fo:font-style="normal" style:text-underline-style="none" fo:font-weight="normal" style:text-blinking="false" fo:background-color="#2d2f31" loext:char-shading-value="0" loext:padding="0in" loext:border="none"/>
    </style:style>
    <style:style style:name="T4" style:family="text">
      <style:text-properties fo:color="#19a38c" loext:opacity="100%"/>
    </style:style>
    <style:style style:name="T5" style:family="text">
      <style:text-properties fo:color="#b4690e" loext:opacity="100%"/>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7.5417in" draw:z-index="0">
        <draw:text-box fo:min-height="4.1665in">
          <text:p text:style-name="P12"/>
          <text:section text:style-name="Sect1" text:name="go-to-previous-item">
            <text:p text:style-name="P13"/>
          </text:section>
        </draw:text-box>
      </draw:frame>
      <text:p text:style-name="P9">100 Days of Code: The Complete Python Pro Bootcamp</text:p>
      <text:h text:style-name="P3" text:outline-level="2">Course content</text:h>
      <text:section text:style-name="Sect2" text:name="ct-sidebar-scroll-container">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5" text:outline-level="3"/>
      </text:section>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tep 6 - Environment Variables</text:p>
      <text:p text:style-name="P5">It's time to remove the hard-coded API keys, passwords, and endpoints from our .py file and move them into environment variables. The process will be slightly different depending on what your environment is.</text:p>
      <text:p text:style-name="P14"><text:span text:style-name="Strong_20_Emphasis"><text:span text:style-name="T1">1.</text:span></text:span><text:span text:style-name="T1"> Using what you know about Environment Variables (</text:span><text:a xlink:type="simple" xlink:href="https://www.udemy.com/course/100-days-of-code/learn/lecture/21326814" office:target-frame-name="_blank" xlink:show="new" text:style-name="Internet_20_link" text:visited-style-name="Visited_20_Internet_20_Link"><text:span text:style-name="T2">see Day 35</text:span></text:a><text:span text:style-name="T1">), update your code to use environment variables for all sensitive data including:</text:span></text:p>
      <text:p text:style-name="P5">APP_ID</text:p>
      <text:p text:style-name="P5">API_KEY</text:p>
      <text:p text:style-name="P5">SHEET_ENDPOINT</text:p>
      <text:p text:style-name="P5"><text:soft-page-break/>USERNAME</text:p>
      <text:p text:style-name="P5">PASSWORD</text:p>
      <text:p text:style-name="P5">TOKEN</text:p>
      <text:p text:style-name="P14"/>
      <text:p text:style-name="P5">HINT 1: You'll need to import the os module.</text:p>
      <text:p text:style-name="P14"><text:span text:style-name="T1">Here's how you would </text:span><text:span text:style-name="Strong_20_Emphasis"><text:span text:style-name="T1">set</text:span></text:span><text:span text:style-name="T1"> environment variables</text:span></text:p>
      <text:p text:style-name="P6">os.environ[<text:span text:style-name="T4">"APP_ID"</text:span>] = APP_ID</text:p>
      <text:p text:style-name="P14"><text:span text:style-name="T1">and here is how you would </text:span><text:span text:style-name="Strong_20_Emphasis"><text:span text:style-name="T1">get </text:span></text:span><text:span text:style-name="T1">an environment variable</text:span></text:p>
      <text:p text:style-name="P6">APP_ID = os.environ[<text:span text:style-name="T4">"APP_ID"</text:span>] – raises exception <text:span text:style-name="T5">if</text:span> key does <text:span text:style-name="T5">not</text:span> existAPP_ID = os.environ.<text:span text:style-name="T5">get</text:span>(<text:span text:style-name="T4">"APP_ID"</text:span>) – returns <text:span text:style-name="T5">None</text:span> <text:span text:style-name="T5">if</text:span> key does <text:span text:style-name="T5">not</text:span> existAPP_ID = os.environ.<text:span text:style-name="T5">get</text:span>(<text:span text:style-name="T4">"APP_ID"</text:span>, “Message”) – returns “Message” <text:span text:style-name="T5">if</text:span> key does <text:span text:style-name="T5">not</text:span> exist</text:p>
      <text:p text:style-name="P14"><text:span text:style-name="T1">See </text:span><text:a xlink:type="simple" xlink:href="https://www.geeksforgeeks.org/python-os-environ-object/" office:target-frame-name="_blank" xlink:show="new" text:style-name="Internet_20_link" text:visited-style-name="Visited_20_Internet_20_Link"><text:span text:style-name="T2">Python | os.environ object</text:span></text:a></text:p>
      <text:p text:style-name="P14"><text:span text:style-name="T1">In PyCharm, </text:span><text:a xlink:type="simple" xlink:href="https://stackoverflow.com/questions/42708389/how-to-set-environment-variables-in-pycharm" office:target-frame-name="_blank" xlink:show="new" text:style-name="Internet_20_link" text:visited-style-name="Visited_20_Internet_20_Link"><text:span text:style-name="T2">you can add your environment variables under "Edit Configurations".</text:span></text:a><text:span text:style-name="T1"> If you click on the little symbol to the right under "Environment Variables, you will bring up a window where you can add the key-value pairs one by one. (you can also copy-paste all the environment variables at the same time).  </text:span></text:p>
      <text:p text:style-name="P8"/>
      <text:p text:style-name="P14"><text:span text:style-name="Strong_20_Emphasis"><text:span text:style-name="T1">2. [OPTIONAL] </text:span></text:span><text:span text:style-name="T1">In order to be able to post our workout data while we're out and about, it would be easier if we can access the console and run the code in a browser.</text:span></text:p>
      <text:p text:style-name="P14"><text:span text:style-name="T1">We can do this using </text:span><text:a xlink:type="simple" xlink:href="https://replit.com/" office:target-frame-name="_blank" xlink:show="new" text:style-name="Internet_20_link" text:visited-style-name="Visited_20_Internet_20_Link"><text:span text:style-name="T2">Repl.it</text:span></text:a></text:p>
      <text:p text:style-name="P5">This is a free tool but requires email signup. So it's completely optional if you want to do this. It's not so much for learning Python, but it would be cool to have this "app" accessible from a web browser on mobile.</text:p>
      <text:p text:style-name="P14"><text:span text:style-name="T1">Step 1: Sign up for a free account on </text:span><text:a xlink:type="simple" xlink:href="https://replit.com/" office:target-frame-name="_blank" xlink:show="new" text:style-name="Internet_20_link" text:visited-style-name="Visited_20_Internet_20_Link"><text:span text:style-name="T2">https://replit.com/</text:span></text:a></text:p>
      <text:p text:style-name="P5">Step 2: Create a new Repl and name it Google-Workouts</text:p>
      <text:p text:style-name="P14"/>
      <text:p text:style-name="P8"/>
      <text:p text:style-name="P14"/>
      <text:p text:style-name="P5">Step 3 - Copy and paste all your code into main.py on Replit.</text:p>
      <text:p text:style-name="P14"/>
      <text:p text:style-name="P8"/>
      <text:p text:style-name="P14"/>
      <text:p text:style-name="P5">However, because Repl.it projects are public, we don't want other people to see our API keys and secrets.</text:p>
      <text:p text:style-name="P5">Step 4 - Add environment variables to Replit and store your Environment Variables by going into the Secrets tab and adding each environment variable as a key value pair:</text:p>
      <text:p text:style-name="P14"><text:a xlink:type="simple" xlink:href="https://docs.replit.com/replit-workspace/workspace-features/secrets" office:target-frame-name="_blank" xlink:show="new" text:style-name="Internet_20_link" text:visited-style-name="Visited_20_Internet_20_Link"><text:span text:style-name="T2">Replit Workspace - Workspace Features - Secrets</text:span></text:a></text:p>
      <text:p text:style-name="P14"/>
      <text:p text:style-name="P8"><text:soft-page-break/></text:p>
      <text:p text:style-name="P14"/>
      <text:p text:style-name="P5">HINT 1: Environment variables are declared without spaces!</text:p>
      <text:p text:style-name="P14"><text:span text:style-name="T1">HINT 2: </text:span><text:a xlink:type="simple" xlink:href="https://stackoverflow.com/questions/4906977/how-to-access-environment-variable-values" office:target-frame-name="_blank" xlink:show="new" text:style-name="Internet_20_link" text:visited-style-name="Visited_20_Internet_20_Link"><text:span text:style-name="T2">https://stackoverflow.com/questions/4906977/how-to-access-environment-variable-values</text:span></text:a></text:p>
      <text:p text:style-name="P14"/>
      <text:p text:style-name="P5">Step 5 - Now you can open up the same project on your mobile browser and click run to use the app on the go!</text:p>
      <text:p text:style-name="P14"><text:a xlink:type="simple" xlink:href="https://gist.github.com/angelabauer/2e147663f998bbcf7b403c6c83f56a14" office:target-frame-name="_blank" xlink:show="new" text:style-name="Internet_20_link" text:visited-style-name="Visited_20_Internet_20_Link"><text:span text:style-name="T2">SOLUTION</text:span></text:a></text:p>
      <text:p text:style-name="P7">Resources for this lectur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sfmono-regular" svg:font-family="sfmono-regular, Consolas, 'liberation mono', Menlo, Courier, monospace"/>
    <style:font-face style:name="var font-stack-heading" svg:font-family="'var font-stack-heading'"/>
    <style:font-face style:name="var font-stack-text" svg:font-family="'var font-stack-tex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2T14:30:55.822000000</meta:creation-date>
    <dc:date>2024-09-12T14:35:39.954000000</dc:date>
    <meta:editing-duration>PT4M35S</meta:editing-duration>
    <meta:editing-cycles>2</meta:editing-cycles>
    <meta:generator>LibreOffice/24.2.6.2$Windows_X86_64 LibreOffice_project/ef66aa7e36a1bb8e65bfbc63aba53045a14d0871</meta:generator>
    <meta:document-statistic meta:table-count="0" meta:image-count="0" meta:object-count="0" meta:page-count="3" meta:paragraph-count="32" meta:word-count="403" meta:character-count="2424" meta:non-whitespace-character-count="2048"/>
  </office:meta>
</office:document-meta>
</file>